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4B81AA1BC79966527B.png" manifest:media-type="image/png"/>
  <manifest:file-entry manifest:full-path="Pictures/10000201000000640000007D61669A9FF34F49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cm, 0cm, 0.833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97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0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7" style:family="graphic" style:parent-style-name="standard">
      <style:graphic-properties draw:stroke-dash="Dot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29cm" svg:height="0.97cm" svg:x="0.323cm" svg:y="0.332cm">
          <draw:image xlink:href="Pictures/10000201000000640000007D61669A9FF34F499D.png" xlink:type="simple" xlink:show="embed" xlink:actuate="onLoad" draw:mime-type="image/png">
            <text:p/>
          </draw:image>
        </draw:frame>
        <draw:frame draw:style-name="gr2" draw:text-style-name="P1" xml:id="id4" draw:id="id4" draw:layer="layout" svg:width="0.953cm" svg:height="0.951cm" svg:x="4.309cm" svg:y="4.189cm">
          <draw:image xlink:href="Pictures/100002010000003C0000004B81AA1BC79966527B.png" xlink:type="simple" xlink:show="embed" xlink:actuate="onLoad" draw:mime-type="image/png">
            <text:p/>
          </draw:image>
        </draw:frame>
        <draw:frame draw:style-name="gr3" draw:text-style-name="P2" draw:layer="layout" svg:width="6.702cm" svg:height="0.725cm" svg:x="1.417cm" svg:y="0.607cm">
          <draw:text-box>
            <text:p><text:span text:style-name="T1">trans_tabular_dataset</text:span></text:p>
          </draw:text-box>
        </draw:frame>
        <draw:frame draw:style-name="gr4" draw:text-style-name="P2" draw:layer="layout" svg:width="6.702cm" svg:height="0.725cm" svg:x="2.722cm" svg:y="1.867cm">
          <draw:text-box>
            <text:p><text:span text:style-name="T1">mask_cells</text:span></text:p>
          </draw:text-box>
        </draw:frame>
        <draw:frame draw:style-name="gr5" draw:text-style-name="P2" draw:layer="layout" svg:width="6.702cm" svg:height="0.725cm" svg:x="3.992cm" svg:y="3.147cm">
          <draw:text-box>
            <text:p><text:span text:style-name="T1">tile_id=1</text:span></text:p>
          </draw:text-box>
        </draw:frame>
        <draw:frame draw:style-name="gr6" draw:text-style-name="P2" draw:layer="layout" svg:width="8.64cm" svg:height="0.683cm" svg:x="5.262cm" svg:y="4.459cm">
          <draw:text-box>
            <text:p><text:span text:style-name="T2">mask_cells-0000000000-0000048640.parquet</text:span></text:p>
          </draw:text-box>
        </draw:frame>
        <draw:frame draw:style-name="gr1" draw:text-style-name="P1" xml:id="id2" draw:id="id2" draw:layer="layout" svg:width="1.129cm" svg:height="0.97cm" svg:x="1.593cm" svg:y="1.622cm">
          <draw:image xlink:href="Pictures/10000201000000640000007D61669A9FF34F499D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1.129cm" svg:height="0.97cm" svg:x="2.863cm" svg:y="2.919cm">
          <draw:image xlink:href="Pictures/10000201000000640000007D61669A9FF34F499D.png" xlink:type="simple" xlink:show="embed" xlink:actuate="onLoad" draw:mime-type="image/png">
            <text:p/>
          </draw:image>
        </draw:frame>
        <draw:frame draw:style-name="gr2" draw:text-style-name="P1" xml:id="id10" draw:id="id10" draw:layer="layout" svg:width="0.953cm" svg:height="0.951cm" svg:x="5.579cm" svg:y="9.269cm">
          <draw:image xlink:href="Pictures/100002010000003C0000004B81AA1BC79966527B.png" xlink:type="simple" xlink:show="embed" xlink:actuate="onLoad" draw:mime-type="image/png">
            <text:p/>
          </draw:image>
        </draw:frame>
        <draw:frame draw:style-name="gr4" draw:text-style-name="P2" draw:layer="layout" svg:width="6.702cm" svg:height="0.725cm" svg:x="2.723cm" svg:y="5.677cm">
          <draw:text-box>
            <text:p><text:span text:style-name="T1">trans_classes</text:span></text:p>
          </draw:text-box>
        </draw:frame>
        <draw:frame draw:style-name="gr5" draw:text-style-name="P2" draw:layer="layout" svg:width="6.702cm" svg:height="0.725cm" svg:x="3.993cm" svg:y="6.957cm">
          <draw:text-box>
            <text:p><text:span text:style-name="T1">tile_id=1</text:span></text:p>
          </draw:text-box>
        </draw:frame>
        <draw:frame draw:style-name="gr6" draw:text-style-name="P2" draw:layer="layout" svg:width="9.525cm" svg:height="0.683cm" svg:x="6.532cm" svg:y="9.539cm">
          <draw:text-box>
            <text:p><text:span text:style-name="T2">trans_classes-0000000000-0000048640.parquet</text:span></text:p>
          </draw:text-box>
        </draw:frame>
        <draw:frame draw:style-name="gr1" draw:text-style-name="P1" xml:id="id5" draw:id="id5" draw:layer="layout" svg:width="1.129cm" svg:height="0.97cm" svg:x="1.594cm" svg:y="5.432cm">
          <draw:image xlink:href="Pictures/10000201000000640000007D61669A9FF34F499D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1.129cm" svg:height="0.97cm" svg:x="2.864cm" svg:y="6.729cm">
          <draw:image xlink:href="Pictures/10000201000000640000007D61669A9FF34F499D.png" xlink:type="simple" xlink:show="embed" xlink:actuate="onLoad" draw:mime-type="image/png">
            <text:p/>
          </draw:image>
        </draw:frame>
        <draw:frame draw:style-name="gr5" draw:text-style-name="P2" draw:layer="layout" svg:width="6.702cm" svg:height="0.725cm" svg:x="5.227cm" svg:y="8.21cm">
          <draw:text-box>
            <text:p><text:span text:style-name="T1">agri_cycle=1</text:span></text:p>
          </draw:text-box>
        </draw:frame>
        <draw:frame draw:style-name="gr1" draw:text-style-name="P1" xml:id="id9" draw:id="id9" draw:layer="layout" svg:width="1.129cm" svg:height="0.97cm" svg:x="4.098cm" svg:y="7.982cm">
          <draw:image xlink:href="Pictures/10000201000000640000007D61669A9FF34F499D.png" xlink:type="simple" xlink:show="embed" xlink:actuate="onLoad" draw:mime-type="image/png">
            <text:p/>
          </draw:image>
        </draw:frame>
        <draw:frame draw:style-name="gr2" draw:text-style-name="P1" xml:id="id13" draw:id="id13" draw:layer="layout" svg:width="0.953cm" svg:height="0.951cm" svg:x="5.58cm" svg:y="14.349cm">
          <draw:image xlink:href="Pictures/100002010000003C0000004B81AA1BC79966527B.png" xlink:type="simple" xlink:show="embed" xlink:actuate="onLoad" draw:mime-type="image/png">
            <text:p/>
          </draw:image>
        </draw:frame>
        <draw:frame draw:style-name="gr4" draw:text-style-name="P2" draw:layer="layout" svg:width="6.702cm" svg:height="0.725cm" svg:x="2.724cm" svg:y="10.757cm">
          <draw:text-box>
            <text:p><text:span text:style-name="T1">trans_length</text:span></text:p>
          </draw:text-box>
        </draw:frame>
        <draw:frame draw:style-name="gr5" draw:text-style-name="P2" draw:layer="layout" svg:width="6.702cm" svg:height="0.725cm" svg:x="3.994cm" svg:y="12.037cm">
          <draw:text-box>
            <text:p><text:span text:style-name="T1">tile_id=1</text:span></text:p>
          </draw:text-box>
        </draw:frame>
        <draw:frame draw:style-name="gr6" draw:text-style-name="P2" draw:layer="layout" svg:width="9.525cm" svg:height="0.683cm" svg:x="6.533cm" svg:y="14.619cm">
          <draw:text-box>
            <text:p><text:span text:style-name="T2">trans_length-0000000000-0000048640.parquet</text:span></text:p>
          </draw:text-box>
        </draw:frame>
        <draw:frame draw:style-name="gr1" draw:text-style-name="P1" xml:id="id6" draw:id="id6" draw:layer="layout" svg:width="1.129cm" svg:height="0.97cm" svg:x="1.595cm" svg:y="10.512cm">
          <draw:image xlink:href="Pictures/10000201000000640000007D61669A9FF34F499D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1.129cm" svg:height="0.97cm" svg:x="2.865cm" svg:y="11.809cm">
          <draw:image xlink:href="Pictures/10000201000000640000007D61669A9FF34F499D.png" xlink:type="simple" xlink:show="embed" xlink:actuate="onLoad" draw:mime-type="image/png">
            <text:p/>
          </draw:image>
        </draw:frame>
        <draw:frame draw:style-name="gr5" draw:text-style-name="P2" draw:layer="layout" svg:width="6.702cm" svg:height="0.725cm" svg:x="5.228cm" svg:y="13.29cm">
          <draw:text-box>
            <text:p><text:span text:style-name="T1">agri_cycle=1</text:span></text:p>
          </draw:text-box>
        </draw:frame>
        <draw:frame draw:style-name="gr1" draw:text-style-name="P1" xml:id="id12" draw:id="id12" draw:layer="layout" svg:width="1.129cm" svg:height="0.97cm" svg:x="4.099cm" svg:y="13.062cm">
          <draw:image xlink:href="Pictures/10000201000000640000007D61669A9FF34F499D.png" xlink:type="simple" xlink:show="embed" xlink:actuate="onLoad" draw:mime-type="image/png">
            <text:p/>
          </draw:image>
        </draw:frame>
        <draw:frame draw:style-name="gr2" draw:text-style-name="P1" xml:id="id7" draw:id="id7" draw:layer="layout" svg:width="0.953cm" svg:height="0.951cm" svg:x="1.769cm" svg:y="15.619cm">
          <draw:image xlink:href="Pictures/100002010000003C0000004B81AA1BC79966527B.png" xlink:type="simple" xlink:show="embed" xlink:actuate="onLoad" draw:mime-type="image/png">
            <text:p/>
          </draw:image>
        </draw:frame>
        <draw:frame draw:style-name="gr6" draw:text-style-name="P2" draw:layer="layout" svg:width="9.525cm" svg:height="0.683cm" svg:x="2.722cm" svg:y="15.889cm">
          <draw:text-box>
            <text:p><text:span text:style-name="T2">tiles_metadata.parquet</text:span></text:p>
          </draw:text-box>
        </draw:frame>
        <draw:connector draw:style-name="gr7" draw:text-style-name="P1" draw:layer="layout" svg:x1="0.887cm" svg:y1="1.302cm" svg:x2="1.593cm" svg:y2="2.107cm" draw:start-shape="id1" draw:start-glue-point="2" draw:end-shape="id2" svg:d="M887 1302v805h706" svg:viewBox="0 0 707 806">
          <text:p/>
        </draw:connector>
        <draw:connector draw:style-name="gr7" draw:text-style-name="P1" draw:layer="layout" svg:x1="2.157cm" svg:y1="2.592cm" svg:x2="2.863cm" svg:y2="3.404cm" draw:start-shape="id2" draw:start-glue-point="2" draw:end-shape="id3" draw:end-glue-point="3" svg:d="M2157 2592v812h706" svg:viewBox="0 0 707 813">
          <text:p/>
        </draw:connector>
        <draw:connector draw:style-name="gr7" draw:text-style-name="P1" draw:layer="layout" svg:x1="3.427cm" svg:y1="3.889cm" svg:x2="4.309cm" svg:y2="4.664cm" draw:start-shape="id3" draw:start-glue-point="2" draw:end-shape="id4" draw:end-glue-point="3" svg:d="M3427 3889v775h882" svg:viewBox="0 0 883 776">
          <text:p/>
        </draw:connector>
        <draw:connector draw:style-name="gr7" draw:text-style-name="P1" draw:layer="layout" draw:line-skew="-0.104cm" svg:x1="0.887cm" svg:y1="1.303cm" svg:x2="1.594cm" svg:y2="5.917cm" draw:end-shape="id5" draw:end-glue-point="3" svg:d="M887 1303v4614h707" svg:viewBox="0 0 708 4615">
          <text:p/>
        </draw:connector>
        <draw:connector draw:style-name="gr7" draw:text-style-name="P1" draw:layer="layout" draw:line-skew="-0.104cm" svg:x1="0.887cm" svg:y1="1.303cm" svg:x2="1.595cm" svg:y2="10.997cm" draw:end-shape="id6" draw:end-glue-point="3" svg:d="M887 1303v9694h708" svg:viewBox="0 0 709 9695">
          <text:p/>
        </draw:connector>
        <draw:connector draw:style-name="gr7" draw:text-style-name="P1" draw:layer="layout" draw:line-skew="-0.191cm" svg:x1="0.887cm" svg:y1="1.303cm" svg:x2="1.769cm" svg:y2="16.094cm" draw:end-shape="id7" draw:end-glue-point="3" svg:d="M887 1303v14791h882" svg:viewBox="0 0 883 14792">
          <text:p/>
        </draw:connector>
        <draw:connector draw:style-name="gr7" draw:text-style-name="P1" draw:layer="layout" svg:x1="2.158cm" svg:y1="6.402cm" svg:x2="2.864cm" svg:y2="7.214cm" draw:start-shape="id5" draw:start-glue-point="2" draw:end-shape="id8" draw:end-glue-point="3" svg:d="M2158 6402v812h706" svg:viewBox="0 0 707 813">
          <text:p/>
        </draw:connector>
        <draw:connector draw:style-name="gr7" draw:text-style-name="P1" draw:layer="layout" svg:x1="3.428cm" svg:y1="7.699cm" svg:x2="4.098cm" svg:y2="8.467cm" draw:start-shape="id8" draw:start-glue-point="2" draw:end-shape="id9" draw:end-glue-point="3" svg:d="M3428 7699v768h670" svg:viewBox="0 0 671 769">
          <text:p/>
        </draw:connector>
        <draw:connector draw:style-name="gr7" draw:text-style-name="P1" draw:layer="layout" svg:x1="4.662cm" svg:y1="8.952cm" svg:x2="5.579cm" svg:y2="9.744cm" draw:start-shape="id9" draw:start-glue-point="2" draw:end-shape="id10" draw:end-glue-point="3" svg:d="M4662 8952v792h917" svg:viewBox="0 0 918 793">
          <text:p/>
        </draw:connector>
        <draw:connector draw:style-name="gr7" draw:text-style-name="P1" draw:layer="layout" svg:x1="2.159cm" svg:y1="11.482cm" svg:x2="2.865cm" svg:y2="12.294cm" draw:start-shape="id6" draw:start-glue-point="2" draw:end-shape="id11" draw:end-glue-point="3" svg:d="M2159 11482v812h706" svg:viewBox="0 0 707 813">
          <text:p/>
        </draw:connector>
        <draw:connector draw:style-name="gr7" draw:text-style-name="P1" draw:layer="layout" svg:x1="3.429cm" svg:y1="12.779cm" svg:x2="4.099cm" svg:y2="13.547cm" draw:start-shape="id11" draw:start-glue-point="2" draw:end-shape="id12" draw:end-glue-point="3" svg:d="M3429 12779v768h670" svg:viewBox="0 0 671 769">
          <text:p/>
        </draw:connector>
        <draw:connector draw:style-name="gr7" draw:text-style-name="P1" draw:layer="layout" svg:x1="4.663cm" svg:y1="14.032cm" svg:x2="5.58cm" svg:y2="14.824cm" draw:start-shape="id12" draw:start-glue-point="2" draw:end-shape="id13" draw:end-glue-point="3" svg:d="M4663 14032v792h917" svg:viewBox="0 0 918 79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75cm" draw:marker-start-center="false" draw:marker-end-width="0.27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5T15:22:09.474953595</meta:creation-date>
    <dc:date>2021-01-15T15:54:06.769166646</dc:date>
    <meta:editing-duration>PT2M</meta:editing-duration>
    <meta:editing-cycles>2</meta:editing-cycles>
    <meta:generator>LibreOffice/7.0.3.1$Linux_X86_64 LibreOffice_project/00$Build-1</meta:generator>
    <meta:document-statistic meta:object-count="38"/>
  </office:meta>
</office:document-meta>
</file>